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Normal">
      <style:text-properties officeooo:rsid="000d6db0" officeooo:paragraph-rsid="000d6db0"/>
    </style:style>
    <style:style style:name="P2" style:family="paragraph" style:parent-style-name="Heading_20_1" style:master-page-name="MP0">
      <style:paragraph-properties style:page-number="auto" fo:break-before="page"/>
      <style:text-properties officeooo:rsid="000d6db0" officeooo:paragraph-rsid="000d6db0"/>
    </style:style>
    <style:style style:name="P3" style:family="paragraph" style:parent-style-name="List_20_Paragraph" style:list-style-name="L1"/>
    <style:style style:name="P4" style:family="paragraph" style:parent-style-name="Normal">
      <style:text-properties officeooo:rsid="000f597c" officeooo:paragraph-rsid="000f597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NFCS Network+ Data Federation Questionnaire</text:h>
      <text:p text:style-name="P4">Please return to <text:a xlink:type="simple" xlink:href="mailto:a.g.basden@durham.ac.uk" text:style-name="Internet_20_link" text:visited-style-name="Visited_20_Internet_20_Link">a.g.basden@durham.ac.uk</text:a> </text:p>
      <text:h text:style-name="Heading_20_2" text:outline-level="2">Questions</text:h>
      <text:p text:style-name="P1">Name:</text:p>
      <text:list text:style-name="L1">
        <text:list-item>
          <text:p text:style-name="P3">Describe your application (e.g. a few paragraphs)</text:p>
          <text:list>
            <text:list-item>
              <text:p text:style-name="P3">If you have multiple workflows, feel free to answer this questionnaire multiple times.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How much data to be transferred?</text:p>
        </text:list-item>
      </text:list>
      <text:p text:style-name="Normal"/>
      <text:list text:continue-numbering="true" text:style-name="L1">
        <text:list-item>
          <text:p text:style-name="P3">How frequently is the data transferred (discretely/ continuously)?</text:p>
        </text:list-item>
      </text:list>
      <text:p text:style-name="Normal"/>
      <text:list text:continue-numbering="true" text:style-name="L1">
        <text:list-item>
          <text:p text:style-name="P3">How is data made up – homogeneous (lots of same kind) or mixed (different data types, maybe for different applications)?</text:p>
          <text:list>
            <text:list-item>
              <text:p text:style-name="P3">File patterns? Lots of small files? <text:s/>Fewer larger files?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What is longevity of data (how long should the data persist)?</text:p>
        </text:list-item>
      </text:list>
      <text:p text:style-name="Normal"/>
      <text:list text:continue-numbering="true" text:style-name="L1">
        <text:list-item>
          <text:p text:style-name="P3">Will researchers analyse data in its entirety, or will they focus on a small (e.g., &lt;10%) subset of the data?</text:p>
          <text:list>
            <text:list-item>
              <text:p text:style-name="P3">Whole file access vs single parameters?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Do researchers use specialised tools to analyse/ interpret the data?</text:p>
          <text:list>
            <text:list-item>
              <text:p text:style-name="P3">Containers etc?</text:p>
            </text:list-item>
            <text:list-item>
              <text:p text:style-name="P3">Python notebooks? <text:s/>Front-facing web portals?</text:p>
            </text:list-item>
            <text:list-item>
              <text:p text:style-name="P3">Any specialised hardware (GPUs)</text:p>
            </text:list-item>
            <text:list-item>
              <text:p text:style-name="P3">Databases etc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<text:soft-page-break/>Is data restricted access?</text:p>
        </text:list-item>
      </text:list>
      <text:p text:style-name="Normal"/>
      <text:list text:continue-numbering="true" text:style-name="L1">
        <text:list-item>
          <text:p text:style-name="P3">Are there dedicated analysis facilities for users of the data or do people <text:span text:style-name="Default_20_Paragraph_20_Font"><text:span text:style-name="T1">bring their own compute?</text:span></text:span></text:p>
        </text:list-item>
      </text:list>
      <text:p text:style-name="Normal"/>
      <text:list text:continue-numbering="true" text:style-name="L1">
        <text:list-item>
          <text:p text:style-name="P3">Is the data unified or distributed?</text:p>
          <text:list>
            <text:list-item>
              <text:p text:style-name="P3">Is it all in one place? <text:s/>Or do multiple groups have a portion?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Are specific technologies used to curate the data?</text:p>
          <text:list>
            <text:list-item>
              <text:p text:style-name="P3">e.g. RUCIO</text:p>
            </text:list-item>
            <text:list-item>
              <text:p text:style-name="P3">Posix?</text:p>
            </text:list-item>
            <text:list-item>
              <text:p text:style-name="P3">Databases?</text:p>
            </text:list-item>
            <text:list-item>
              <text:p text:style-name="P3">Object storage?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How reproducible is the data? I.e., how valuable is the data, in terms of corruption/ loss?</text:p>
          <text:list>
            <text:list-item>
              <text:p text:style-name="P3">Can it be recreated?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How big is the community of scientists interested in the data?</text:p>
          <text:list>
            <text:list-item>
              <text:p text:style-name="P3">And are there likely to be any restricted nationalities?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Is this a coordinated community or multiple, independent researchers/ research groups?</text:p>
        </text:list-item>
      </text:list>
      <text:p text:style-name="Normal"/>
      <text:list text:continue-numbering="true" text:style-name="L1">
        <text:list-item>
          <text:p text:style-name="P3">Is there any critical timescale to the analysis of the data? E.g., does data need to be analysed by a certain time to be useful (c.f., weather forecasting or live monitoring).</text:p>
          <text:list>
            <text:list-item>
              <text:p text:style-name="P3">Urgent/responsive compute requirements</text:p>
            </text:list-item>
          </text:list>
        </text:list-item>
      </text:list>
      <text:p text:style-name="Normal"/>
      <text:list text:continue-numbering="true" text:style-name="L1">
        <text:list-item>
          <text:p text:style-name="P3">How technically expert (regarding data management) is the user community?</text:p>
          <text:list>
            <text:list-item>
              <text:p text:style-name="P3">Existing experience</text:p>
            </text:list-item>
          </text:list>
        </text:list-item>
      </text:list>
      <text:p text:style-name="Normal"><text:soft-page-break/></text:p>
      <text:list text:continue-numbering="true" text:style-name="L1">
        <text:list-item>
          <text:p text:style-name="P3">Is anything else relevant?</text:p>
        </text:list-item>
      </text:list>
      <text:p text:style-name="P4">Please return to <text:a xlink:type="simple" xlink:href="mailto:a.g.basden@durham.ac.uk" text:style-name="Internet_20_link" text:visited-style-name="Visited_20_Internet_20_Link">a.g.basden@durham.ac.uk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423cm" style:contextual-spacing="false" fo:line-height="100%" fo:text-align="justify" style:justify-single-word="false" fo:hyphenation-ladder-count="no-limit"/>
      <style:text-properties style:font-name="Arial" fo:font-family="Arial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41cm" style:contextual-spacing="false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26cm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Bullet" style:display-name="List Bullet" style:family="paragraph" style:parent-style-name="Normal" style:list-style-name="LFO9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note_20_Text" style:display-name="Footnote Text" style:family="paragraph" style:parent-style-name="Normal">
      <style:paragraph-properties fo:margin-top="0cm" fo:margin-bottom="0cm" style:contextual-spacing="false" fo:text-align="start" style:justify-single-word="false" fo:hyphenation-ladder-count="no-limit"/>
      <style:text-properties style:font-name="Aptos" fo:font-family="Aptos" style:font-family-generic="swiss" style:font-pitch="variable" fo:font-size="10pt" style:letter-kerning="true" style:font-name-asian="Aptos" style:font-family-asian="Aptos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next-style-name="Normal" style:class="extra">
      <style:paragraph-properties fo:margin-top="0cm" fo:margin-bottom="0.353cm" style:contextual-spacing="false" fo:hyphenation-ladder-count="no-limit"/>
      <style:text-properties fo:color="#0e2841" loext:opacity="100%" fo:font-size="9pt" fo:font-style="italic" style:font-size-asian="9pt" style:font-style-asian="italic" style:font-size-complex="9pt" style:font-style-complex="italic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Revision" style:family="paragraph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Yu Gothic Light" style:font-family-asian="'Yu Gothic Light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Hyper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omment_20_Text_20_Char" style:display-name="Comment Text Char" style:family="text" style:parent-style-name="Default_20_Paragraph_20_Font">
      <style:text-properties style:font-name="Arial" fo:font-family="Arial" style:font-family-generic="swiss" style:font-pitch="variable" fo:font-size="10pt" style:letter-kerning="fals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en" style:country-complex="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WW_5f_CharLFO1LVL1" style:display-name="WW_CharLFO1LVL1" style:family="text">
      <style:text-properties style:font-name="Aptos" fo:font-family="Aptos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Aptos" fo:font-family="Aptos" style:font-family-generic="swiss" style:font-pitch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ptos" fo:font-family="Aptos" style:font-family-generic="swiss" style:font-pitch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Aptos" fo:font-family="Aptos" style:font-family-generic="swiss" style:font-pitch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George Beckett</meta:initial-creator>
    <meta:creation-date>2025-11-03T19:04:00Z</meta:creation-date>
    <dc:date>2026-02-17T23:27:22.441136461</dc:date>
    <meta:print-date>2025-08-11T09:53:00Z</meta:print-date>
    <meta:editing-cycles>4</meta:editing-cycles>
    <meta:editing-duration>PT2M35S</meta:editing-duration>
    <meta:document-statistic meta:table-count="0" meta:image-count="0" meta:object-count="0" meta:page-count="3" meta:paragraph-count="38" meta:word-count="325" meta:character-count="1920" meta:non-whitespace-character-count="1660"/>
    <meta:user-defined meta:name="MSIP_Label_22759de7-3255-46b5-8dfe-736652f9c6c1_ActionId">21ede333-425c-4f05-87a6-519d2ff8d309</meta:user-defined>
    <meta:user-defined meta:name="MSIP_Label_22759de7-3255-46b5-8dfe-736652f9c6c1_ContentBits">0</meta:user-defined>
    <meta:user-defined meta:name="MSIP_Label_22759de7-3255-46b5-8dfe-736652f9c6c1_Enabled">true</meta:user-defined>
    <meta:user-defined meta:name="MSIP_Label_22759de7-3255-46b5-8dfe-736652f9c6c1_Method">Standard</meta:user-defined>
    <meta:user-defined meta:name="MSIP_Label_22759de7-3255-46b5-8dfe-736652f9c6c1_Name" meta:value-type="string">22759de7-3255-46b5-8dfe-736652f9c6c1</meta:user-defined>
    <meta:user-defined meta:name="MSIP_Label_22759de7-3255-46b5-8dfe-736652f9c6c1_SetDate" meta:value-type="string">2025-10-24T14:22:03Z</meta:user-defined>
    <meta:user-defined meta:name="MSIP_Label_22759de7-3255-46b5-8dfe-736652f9c6c1_SiteId" meta:value-type="string">c6ac664b-ae27-4d5d-b4e6-bb5717196fc7</meta:user-defined>
    <meta:user-defined meta:name="MSIP_Label_22759de7-3255-46b5-8dfe-736652f9c6c1_Tag" meta:value-type="string">50, 3, 0, 1</meta:user-defined>
    <meta:template xlink:type="simple" xlink:actuate="onRequest" xlink:title="" xlink:href="../Downloads/networkplus_questionnaire.odt/Normal.dotm"/>
  </office:meta>
</office:document-meta>
</file>